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E0000004EA3B5D1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egoe WPC" svg:font-family="'Segoe WPC', 'Segoe UI',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brito Sans Cond Book" svg:font-family="'Cabrito Sans Cond Book', Arial" style:font-family-generic="modern" style:font-pitch="variable"/>
    <style:font-face style:name="Cabrito Sans Cond Demi" svg:font-family="'Cabrito Sans Cond Demi', 'Times New Roman'" style:font-family-generic="modern" style:font-pitch="variable"/>
    <style:font-face style:name="Cabrito Sans Ext Regular" svg:font-family="'Cabrito Sans Ext Regular', Calibr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5.191cm"/>
    </style:style>
    <style:style style:name="Tableau1.B" style:family="table-column">
      <style:table-column-properties style:column-width="11.075cm"/>
    </style:style>
    <style:style style:name="Tableau1.1" style:family="table-row">
      <style:table-row-properties style:keep-together="true" fo:keep-together="auto"/>
    </style:style>
    <style:style style:name="Tableau1.A1" style:family="table-cell">
      <style:table-cell-properties style:vertical-align="top" fo:background-color="#7635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91cm" fo:padding-right="0.191cm" fo:padding-top="0cm" fo:padding-bottom="0cm" fo:border="0.018cm solid #000000" style:writing-mode="lr-tb"/>
    </style:style>
    <style:style style:name="Tableau1.B3" style:family="table-cell" style:data-style-name="N37">
      <style:table-cell-properties style:vertical-align="top" fo:padding-left="0.191cm" fo:padding-right="0.191cm" fo:padding-top="0cm" fo:padding-bottom="0cm" fo:border="0.018cm solid #000000" style:writing-mode="lr-tb"/>
    </style:style>
    <style:style style:name="P1" style:family="paragraph" style:parent-style-name="Header">
      <style:text-properties fo:color="#000000" style:font-name="Calibri" style:font-name-complex="Calibri"/>
    </style:style>
    <style:style style:name="P2" style:family="paragraph" style:parent-style-name="Footer">
      <style:text-properties style:font-name="Calibri" style:font-name-complex="Calibri"/>
    </style:style>
    <style:style style:name="P3" style:family="paragraph" style:parent-style-name="Text_20_body">
      <style:text-properties style:font-name="Calibri" fo:font-size="12pt" fo:font-weight="bold" style:font-size-asian="12pt" style:font-weight-asian="bold" style:font-name-complex="Calibri" style:font-size-complex="12pt"/>
    </style:style>
    <style:style style:name="P4" style:family="paragraph" style:parent-style-name="Paragraphe_20_de_20_liste">
      <style:paragraph-properties fo:margin-top="0cm" fo:margin-bottom="0.353cm" fo:line-height="115%" fo:text-align="start" style:justify-single-word="false"/>
      <style:text-properties style:font-name="Calibri" fo:font-size="12pt" fo:font-weight="bold" style:font-size-asian="12pt" style:font-weight-asian="bold" style:font-name-complex="Calibri" style:font-size-complex="12pt"/>
    </style:style>
    <style:style style:name="P5" style:family="paragraph" style:parent-style-name="Standard">
      <style:text-properties style:font-name="Calibri" fo:font-size="11pt" style:font-size-asian="11pt" style:font-name-complex="Calibri" style:font-size-complex="11pt"/>
    </style:style>
    <style:style style:name="P6" style:family="paragraph" style:parent-style-name="Standard">
      <style:text-properties style:font-name="Calibri" fo:font-size="11pt" fo:font-weight="bold" style:font-size-asian="11pt" style:font-weight-asian="bold" style:font-name-complex="Calibri" style:font-size-complex="11pt"/>
    </style:style>
    <style:style style:name="P7" style:family="paragraph" style:parent-style-name="Standard">
      <style:text-properties style:font-name="Calibri" fo:font-size="11pt" fo:font-weight="bold" style:font-name-asian="Times New Roman" style:font-size-asian="11pt" style:font-weight-asian="bold" style:font-name-complex="Calibri" style:font-size-complex="11pt"/>
    </style:style>
    <style:style style:name="P8" style:family="paragraph" style:parent-style-name="Standard">
      <style:text-properties style:font-name="Calibri" fo:font-size="11pt" fo:language="zxx" fo:country="none" style:font-size-asian="11pt" style:language-asian="zxx" style:country-asian="none" style:font-name-complex="Calibri" style:font-size-complex="11pt"/>
    </style:style>
    <style:style style:name="P9" style:family="paragraph" style:parent-style-name="Standard">
      <style:paragraph-properties fo:text-align="center" style:justify-single-word="false"/>
      <style:text-properties style:font-name="Calibri" fo:font-size="20pt" fo:language="zxx" fo:country="none" fo:font-weight="bold" style:font-size-asian="20pt" style:language-asian="zxx" style:country-asian="none" style:font-weight-asian="bold" style:font-name-complex="Calibri" style:font-size-complex="20pt" style:font-weight-complex="bold"/>
    </style:style>
    <style:style style:name="P10" style:family="paragraph" style:parent-style-name="Standard">
      <style:paragraph-properties fo:text-align="start" style:justify-single-word="false"/>
      <style:text-properties style:font-name="Calibri" fo:font-size="16pt" fo:font-weight="bold" style:font-size-asian="16pt" style:font-weight-asian="bold" style:font-name-complex="Calibri" style:font-size-complex="16pt" style:font-weight-complex="bold"/>
    </style:style>
    <style:style style:name="P11" style:family="paragraph" style:parent-style-name="Standard">
      <style:text-properties style:font-name="Calibri" fo:font-weight="bold" style:font-weight-asian="bold" style:font-name-complex="Calibri" style:font-weight-complex="bold"/>
    </style:style>
    <style:style style:name="P12" style:family="paragraph" style:parent-style-name="Standard">
      <style:text-properties style:font-name="Calibri" fo:font-size="12pt" fo:font-weight="bold" style:font-size-asian="12pt" style:font-weight-asian="bold" style:font-name-complex="Calibri" style:font-size-complex="12pt"/>
    </style:style>
    <style:style style:name="P13" style:family="paragraph" style:parent-style-name="Standard">
      <style:text-properties fo:color="#ffffff" style:font-name="Calibri" fo:font-size="11pt" fo:font-weight="bold" style:font-size-asian="11pt" style:font-weight-asian="bold" style:font-name-complex="Calibri" style:font-size-complex="11pt"/>
    </style:style>
    <style:style style:name="P14" style:family="paragraph" style:parent-style-name="Standard">
      <style:paragraph-properties fo:line-height="115%" fo:text-align="center" style:justify-single-word="false"/>
      <style:text-properties fo:color="#ffffff" style:font-name="Calibri" fo:font-size="20pt" fo:font-weight="bold" style:font-size-asian="20pt" style:font-weight-asian="bold" style:font-name-complex="Calibri"/>
    </style:style>
    <style:style style:name="P15" style:family="paragraph" style:parent-style-name="Standard">
      <style:paragraph-properties fo:line-height="115%" fo:text-align="center" style:justify-single-word="false"/>
      <style:text-properties fo:color="#ffffff" style:font-name="Calibri" fo:font-size="14pt" fo:font-weight="bold" style:font-size-asian="14pt" style:font-weight-asian="bold" style:font-name-complex="Calibri"/>
    </style:style>
    <style:style style:name="P16" style:family="paragraph" style:parent-style-name="Standard">
      <style:paragraph-properties fo:text-align="center" style:justify-single-word="false"/>
      <style:text-properties fo:color="#ffffff" style:font-name="Calibri" fo:font-size="22pt" fo:font-weight="bold" style:font-size-asian="22pt" style:font-weight-asian="bold" style:font-name-complex="Calibri" style:font-size-complex="22pt"/>
    </style:style>
    <style:style style:name="P17" style:family="paragraph" style:parent-style-name="Standard">
      <style:paragraph-properties fo:text-align="start" style:justify-single-word="false"/>
      <style:text-properties fo:color="#ffffff" style:font-name="Calibri" fo:font-size="16pt" fo:font-weight="bold" style:font-size-asian="16pt" style:font-weight-asian="bold" style:font-name-complex="Calibri" style:font-size-complex="16pt" style:font-weight-complex="bold"/>
    </style:style>
    <style:style style:name="P18" style:family="paragraph" style:parent-style-name="Standard">
      <style:paragraph-properties style:snap-to-layout-grid="false"/>
      <style:text-properties fo:color="#0070c0" style:font-name="Calibri" fo:font-size="11pt" fo:font-weight="bold" style:font-size-asian="11pt" style:font-weight-asian="bold" style:font-name-complex="Calibri" style:font-size-complex="11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4pt" style:font-size-asian="14pt" style:font-size-complex="14pt"/>
    </style:style>
    <style:style style:name="P21" style:family="paragraph" style:parent-style-name="Standard">
      <style:paragraph-properties fo:line-height="115%" fo:text-align="center" style:justify-single-word="false"/>
      <style:text-properties fo:color="#173d6d" style:font-name="Calibri" fo:font-size="16pt" fo:font-weight="bold" style:font-size-asian="16pt" style:font-weight-asian="bold" style:font-name-complex="Calibri"/>
    </style:style>
    <style:style style:name="P22" style:family="paragraph" style:parent-style-name="Standard">
      <style:text-properties fo:color="#173d6d" style:font-name="Calibri" fo:font-size="16pt" fo:font-weight="bold" style:font-size-asian="16pt" style:font-weight-asian="bold" style:font-name-complex="Calibri" style:font-size-complex="20pt" style:font-weight-complex="bold"/>
    </style:style>
    <style:style style:name="P23" style:family="paragraph" style:parent-style-name="Standard">
      <style:paragraph-properties>
        <style:tab-stops>
          <style:tab-stop style:position="11.98cm"/>
        </style:tab-stops>
      </style:paragraph-properties>
      <style:text-properties fo:color="#173d6d" style:font-name="Calibri" fo:font-size="16pt" fo:font-weight="bold" style:font-size-asian="16pt" style:font-weight-asian="bold" style:font-name-complex="Calibri" style:font-size-complex="20pt" style:font-weight-complex="bold"/>
    </style:style>
    <style:style style:name="P24" style:family="paragraph" style:parent-style-name="Standard">
      <style:text-properties fo:color="#173d6d" style:font-name="Calibri" fo:font-size="16pt" fo:font-weight="bold" style:font-size-asian="16pt" style:font-weight-asian="bold" style:font-name-complex="Calibri" style:font-size-complex="16pt" style:font-weight-complex="bold"/>
    </style:style>
    <style:style style:name="P25" style:family="paragraph" style:parent-style-name="Standard">
      <style:text-properties fo:color="#595959" style:font-name="Calibri" style:font-name-complex="Calibri"/>
    </style:style>
    <style:style style:name="P26" style:family="paragraph" style:parent-style-name="Standard">
      <style:text-properties fo:color="#4f81bd" style:font-name-complex="Arial"/>
    </style:style>
    <style:style style:name="P27" style:family="paragraph" style:parent-style-name="Standard">
      <style:paragraph-properties fo:text-align="center" style:justify-single-word="false"/>
      <style:text-properties fo:color="#ff0000" style:font-name="Calibri" fo:font-size="22pt" fo:font-weight="bold" style:font-size-asian="22pt" style:font-weight-asian="bold" style:font-name-complex="Calibri" style:font-size-complex="22pt" style:font-weight-complex="bold"/>
    </style:style>
    <style:style style:name="P28" style:family="paragraph" style:parent-style-name="Standard">
      <style:text-properties fo:color="#002060" style:font-name="Calibri" fo:font-size="16pt" fo:font-weight="bold" style:font-size-asian="16pt" style:font-weight-asian="bold" style:font-name-complex="Calibri" style:font-size-complex="20pt"/>
    </style:style>
    <style:style style:name="P29" style:family="paragraph" style:parent-style-name="Standard">
      <style:paragraph-properties style:text-autospace="none"/>
    </style:style>
    <style:style style:name="P30" style:family="paragraph" style:parent-style-name="Standard">
      <style:paragraph-properties fo:text-align="start" style:justify-single-word="false"/>
    </style:style>
    <style:style style:name="P31" style:family="paragraph" style:parent-style-name="Standard">
      <style:paragraph-properties fo:break-before="page"/>
      <style:text-properties fo:color="#4f81bd" fo:language="zxx" fo:country="none" style:language-asian="zxx" style:country-asian="none" style:font-name-complex="Arial"/>
    </style:style>
    <style:style style:name="P32" style:family="paragraph" style:parent-style-name="Standard">
      <style:paragraph-properties fo:margin-left="0.635cm" fo:margin-right="0cm" fo:text-indent="0cm" style:auto-text-indent="false"/>
      <style:text-properties style:font-name="Calibri" fo:font-size="11pt" style:font-size-asian="11pt" style:font-name-complex="Calibri" style:font-size-complex="11pt"/>
    </style:style>
    <style:style style:name="P33" style:family="paragraph" style:parent-style-name="Standard">
      <style:paragraph-properties fo:margin-left="1.27cm" fo:margin-right="0cm" fo:text-indent="0cm" style:auto-text-indent="false"/>
      <style:text-properties style:font-name="Calibri" fo:font-size="12pt" fo:font-weight="bold" style:font-size-asian="12pt" style:font-weight-asian="bold" style:font-name-complex="Calibri" style:font-size-complex="11pt" style:font-weight-complex="bold"/>
    </style:style>
    <style:style style:name="P34" style:family="paragraph" style:parent-style-name="Paragraphe_20_de_20_liste">
      <style:text-properties fo:color="#111111" style:font-name="Calibri" fo:font-size="12pt" fo:font-weight="bold" style:font-size-asian="12pt" style:font-weight-asian="bold" style:font-name-complex="Calibri" style:font-size-complex="12pt"/>
    </style:style>
    <style:style style:name="P35" style:family="paragraph" style:parent-style-name="titre2_5f_comnicia">
      <style:text-properties fo:color="#ee704c" style:font-name="Calibri" fo:font-size="22pt" style:font-size-asian="22pt" style:font-name-complex="Calibri" style:font-size-complex="20pt"/>
    </style:style>
    <style:style style:name="P36" style:family="paragraph" style:parent-style-name="titre2_5f_comnicia">
      <style:text-properties fo:color="#173d6d" style:font-name="Calibri" fo:font-size="14pt" style:font-size-asian="14pt" style:font-name-complex="Calibri" style:font-size-complex="20pt"/>
    </style:style>
    <style:style style:name="P37" style:family="paragraph" style:parent-style-name="Standard" style:master-page-name="Standard">
      <style:paragraph-properties style:page-number="auto"/>
      <style:text-properties style:font-name="Calibri" fo:font-size="11pt" style:font-size-asian="11pt" style:font-name-complex="Calibri" style:font-size-complex="11pt"/>
    </style:style>
    <style:style style:name="P38" style:family="paragraph" style:parent-style-name="Standard">
      <style:text-properties style:font-name="Calibri"/>
    </style:style>
    <style:style style:name="P39" style:family="paragraph" style:parent-style-name="Standard">
      <style:text-properties style:font-name="Calibri" fo:font-weight="bold" style:font-weight-asian="bold" style:font-name-complex="Calibri" style:font-weight-complex="bold"/>
    </style:style>
    <style:style style:name="P40" style:family="paragraph" style:parent-style-name="Standard" style:list-style-name="WW8Num1">
      <style:text-properties style:font-name="Calibri" fo:font-size="12pt" fo:font-weight="bold" style:font-size-asian="12pt" style:font-weight-asian="bold" style:font-name-complex="Calibri" style:font-size-complex="11pt" style:font-weight-complex="bold"/>
    </style:style>
    <style:style style:name="P41" style:family="paragraph" style:parent-style-name="Standard">
      <style:text-properties style:font-name="Calibri" fo:font-size="12pt" fo:font-weight="bold" style:font-size-asian="12pt" style:font-weight-asian="bold" style:font-name-complex="Calibri" style:font-size-complex="12pt"/>
    </style:style>
    <style:style style:name="P42" style:family="paragraph" style:parent-style-name="Paragraphe_20_de_20_liste" style:list-style-name="WW8Num2">
      <style:paragraph-properties fo:margin-top="0cm" fo:margin-bottom="0.353cm" fo:line-height="115%" fo:text-align="start" style:justify-single-word="false"/>
      <style:text-properties fo:color="#800000" style:font-name="Calibri" fo:font-size="12pt" fo:font-weight="bold" style:font-size-asian="12pt" style:font-weight-asian="bold" style:font-name-complex="Calibri" style:font-size-complex="12pt"/>
    </style:style>
    <style:style style:name="P43" style:family="paragraph" style:parent-style-name="Paragraphe_20_de_20_liste" style:list-style-name="WW8Num4">
      <style:paragraph-properties fo:margin-top="0cm" fo:margin-bottom="0.353cm" fo:line-height="115%" fo:text-align="start" style:justify-single-word="false"/>
      <style:text-properties fo:color="#800000" style:font-name="Calibri" fo:font-size="12pt" fo:font-weight="bold" style:font-size-asian="12pt" style:font-weight-asian="bold" style:font-name-complex="Calibri" style:font-size-complex="12pt"/>
    </style:style>
    <style:style style:name="P44" style:family="paragraph" style:parent-style-name="Paragraphe_20_de_20_liste" style:list-style-name="WW8Num3">
      <style:paragraph-properties fo:margin-top="0cm" fo:margin-bottom="0.353cm" fo:line-height="115%" fo:text-align="start" style:justify-single-word="false"/>
      <style:text-properties fo:color="#800000" style:font-name="Calibri" fo:font-size="12pt" fo:font-weight="bold" style:font-size-asian="12pt" style:font-weight-asian="bold" style:font-name-complex="Calibri" style:font-size-complex="12pt"/>
    </style:style>
    <style:style style:name="P45" style:family="paragraph" style:parent-style-name="Paragraphe_20_de_20_liste" style:list-style-name="WW8Num3">
      <style:paragraph-properties fo:margin-top="0cm" fo:margin-bottom="0.353cm" fo:line-height="115%" fo:text-align="start" style:justify-single-word="false"/>
      <style:text-properties fo:color="#800000"/>
    </style:style>
    <style:style style:name="P46" style:family="paragraph" style:parent-style-name="Paragraphe_20_de_20_liste" style:list-style-name="WW8Num4">
      <style:paragraph-properties fo:margin-top="0cm" fo:margin-bottom="0.353cm" fo:line-height="115%" fo:text-align="start" style:justify-single-word="false"/>
      <style:text-properties fo:color="#000000" style:font-name="Calibri" fo:font-size="12pt" fo:font-weight="bold" style:font-size-asian="12pt" style:font-weight-asian="bold" style:font-name-complex="Calibri" style:font-size-complex="12pt"/>
    </style:style>
    <style:style style:name="P47" style:family="paragraph" style:parent-style-name="Paragraphe_20_de_20_liste">
      <style:paragraph-properties fo:margin-top="0cm" fo:margin-bottom="0.353cm" fo:line-height="115%" fo:text-align="start" style:justify-single-word="false"/>
      <style:text-properties style:font-name="Calibri" fo:font-size="12pt" fo:font-weight="bold" style:font-size-asian="12pt" style:font-weight-asian="bold" style:font-name-complex="Calibri" style:font-size-complex="12pt"/>
    </style:style>
    <style:style style:name="P48" style:family="paragraph" style:parent-style-name="Paragraphe_20_de_20_liste" style:list-style-name="WW8Num2">
      <style:paragraph-properties fo:margin-top="0cm" fo:margin-bottom="0.353cm" fo:line-height="115%" fo:text-align="start" style:justify-single-word="false"/>
      <style:text-properties style:font-name="Calibri" fo:font-size="12pt" fo:font-weight="bold" style:font-size-asian="12pt" style:font-weight-asian="bold" style:font-name-complex="Calibri" style:font-size-complex="12pt"/>
    </style:style>
    <style:style style:name="P49" style:family="paragraph" style:parent-style-name="Paragraphe_20_de_20_liste" style:list-style-name="WW8Num4">
      <style:paragraph-properties fo:margin-top="0cm" fo:margin-bottom="0.353cm" fo:line-height="115%" fo:text-align="start" style:justify-single-word="false"/>
      <style:text-properties style:font-name="Calibri" fo:font-size="12pt" fo:font-weight="bold" style:font-size-asian="12pt" style:font-weight-asian="bold" style:font-name-complex="Calibri" style:font-size-complex="12pt"/>
    </style:style>
    <style:style style:name="P50" style:family="paragraph" style:parent-style-name="Paragraphe_20_de_20_liste" style:list-style-name="WW8Num4">
      <style:paragraph-properties fo:margin-top="0cm" fo:margin-bottom="0.353cm" fo:line-height="115%" fo:text-align="start" style:justify-single-word="false"/>
    </style:style>
    <style:style style:name="P51" style:family="paragraph" style:parent-style-name="Paragraphe_20_de_20_liste" style:list-style-name="WW8Num2">
      <style:paragraph-properties fo:margin-top="0cm" fo:margin-bottom="0.353cm" fo:line-height="115%" fo:text-align="start" style:justify-single-word="false"/>
    </style:style>
    <style:style style:name="P52" style:family="paragraph" style:parent-style-name="Paragraphe_20_de_20_liste" style:list-style-name="WW8Num3">
      <style:paragraph-properties fo:margin-top="0cm" fo:margin-bottom="0.353cm" fo:line-height="115%" fo:text-align="start" style:justify-single-word="false"/>
      <style:text-properties fo:color="#ff3333" style:font-name="Calibri" fo:font-size="12pt" fo:font-weight="bold" style:font-size-asian="12pt" style:font-weight-asian="bold" style:font-name-complex="Calibri" style:font-size-complex="12pt"/>
    </style:style>
    <style:style style:name="P53" style:family="paragraph" style:parent-style-name="Paragraphe_20_de_20_liste" style:list-style-name="WW8Num2">
      <style:paragraph-properties fo:margin-left="0cm" fo:margin-right="0cm" fo:margin-top="0cm" fo:margin-bottom="0.353cm" fo:line-height="115%" fo:text-align="start" style:justify-single-word="false" fo:text-indent="0cm" style:auto-text-indent="false"/>
    </style:style>
    <style:style style:name="P54" style:family="paragraph" style:parent-style-name="Paragraphe_20_de_20_liste" style:list-style-name="WW8Num4">
      <style:paragraph-properties fo:margin-left="0cm" fo:margin-right="0cm" fo:margin-top="0cm" fo:margin-bottom="0.353cm" fo:line-height="115%" fo:text-align="start" style:justify-single-word="false" fo:text-indent="0cm" style:auto-text-indent="false"/>
    </style:style>
    <style:style style:name="P55" style:family="paragraph" style:parent-style-name="Paragraphe_20_de_20_liste" style:list-style-name="WW8Num2">
      <style:paragraph-properties fo:margin-left="0cm" fo:margin-right="0cm" fo:margin-top="0cm" fo:margin-bottom="0.353cm" fo:line-height="115%" fo:text-align="start" style:justify-single-word="false" fo:text-indent="0cm" style:auto-text-indent="false"/>
      <style:text-properties fo:color="#000000" style:font-name="Calibri" fo:font-size="12pt" fo:font-weight="bold" style:font-size-asian="12pt" style:font-weight-asian="bold" style:font-name-complex="Calibri" style:font-size-complex="12pt"/>
    </style:style>
    <style:style style:name="P56" style:family="paragraph" style:parent-style-name="Paragraphe_20_de_20_liste" style:list-style-name="WW8Num4">
      <style:paragraph-properties fo:margin-left="0cm" fo:margin-right="0cm" fo:margin-top="0cm" fo:margin-bottom="0.353cm" fo:line-height="115%" fo:text-align="start" style:justify-single-word="false" fo:text-indent="0cm" style:auto-text-indent="false"/>
      <style:text-properties fo:color="#000000" style:font-name="Calibri" fo:font-size="12pt" fo:font-weight="bold" style:font-size-asian="12pt" style:font-weight-asian="bold" style:font-name-complex="Calibri" style:font-size-complex="12pt"/>
    </style:style>
    <style:style style:name="P57" style:family="paragraph" style:parent-style-name="Paragraphe_20_de_20_liste">
      <style:paragraph-properties fo:margin-left="0cm" fo:margin-right="0cm" fo:margin-top="0cm" fo:margin-bottom="0.353cm" fo:line-height="115%" fo:text-align="start" style:justify-single-word="false" fo:text-indent="0cm" style:auto-text-indent="false"/>
      <style:text-properties style:font-name="Calibri" fo:font-size="12pt" fo:font-weight="bold" style:font-size-asian="12pt" style:font-weight-asian="bold" style:font-name-complex="Calibri" style:font-size-complex="12pt"/>
    </style:style>
    <style:style style:name="P58" style:family="paragraph" style:parent-style-name="Paragraphe_20_de_20_liste" style:list-style-name="WW8Num4" style:master-page-name="">
      <style:paragraph-properties fo:margin-left="0.979cm" fo:margin-right="0cm" fo:margin-top="0cm" fo:margin-bottom="0.353cm" fo:line-height="115%" fo:text-align="start" style:justify-single-word="false" fo:orphans="2" fo:widows="2" fo:text-indent="0cm" style:auto-text-indent="false" style:page-number="auto" style:writing-mode="lr-tb"/>
      <style:text-properties style:font-name="Calibri" fo:font-size="12pt" fo:font-weight="bold" style:font-size-asian="12pt" style:font-weight-asian="bold" style:font-name-complex="Calibri" style:font-size-complex="12pt"/>
    </style:style>
    <style:style style:name="P59" style:family="paragraph" style:parent-style-name="Text_20_body">
      <style:paragraph-properties fo:margin-top="0cm" fo:margin-bottom="0.353cm" fo:line-height="115%" fo:text-align="start" style:justify-single-word="false"/>
    </style:style>
    <style:style style:name="P60" style:family="paragraph" style:parent-style-name="Text_20_body" style:list-style-name="WW8Num4">
      <style:paragraph-properties fo:margin-top="0cm" fo:margin-bottom="0.353cm" fo:line-height="115%" fo:text-align="start" style:justify-single-word="false"/>
    </style:style>
    <style:style style:name="P61" style:family="paragraph" style:parent-style-name="Text_20_body">
      <style:paragraph-properties fo:margin-top="0cm" fo:margin-bottom="0.353cm" fo:line-height="115%" fo:text-align="start" style:justify-single-word="false"/>
      <style:text-properties style:font-name="Calibri" fo:font-size="12pt" fo:font-weight="bold" style:font-size-asian="12pt" style:font-weight-asian="bold" style:font-name-complex="Calibri" style:font-size-complex="12pt"/>
    </style:style>
    <style:style style:name="P62" style:family="paragraph">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fo:font-weight="bold" style:font-size-asian="12pt" style:font-weight-asian="bold" style:font-name-complex="Calibri" style:font-size-complex="12pt"/>
    </style:style>
    <style:style style:name="T3" style:family="text">
      <style:text-properties style:font-name="Calibri" fo:font-size="12pt" fo:font-weight="bold" style:font-size-asian="12pt" style:font-name-complex="Calibri" style:font-size-complex="12pt"/>
    </style:style>
    <style:style style:name="T4" style:family="text">
      <style:text-properties style:font-name="Calibri" fo:font-size="12pt" style:font-size-asian="12pt" style:font-name-complex="Calibri" style:font-size-complex="12pt"/>
    </style:style>
    <style:style style:name="T5" style:family="text">
      <style:text-properties fo:color="#ffffff" style:font-name="Calibri" fo:font-size="16pt" fo:font-weight="bold" style:font-size-asian="16pt" style:font-weight-asian="bold" style:font-name-complex="Calibri" style:font-size-complex="20pt"/>
    </style:style>
    <style:style style:name="T6" style:family="text">
      <style:text-properties fo:color="#ffffff" style:font-name="Calibri" fo:font-size="16pt" fo:font-weight="bold" style:font-size-asian="16pt" style:font-weight-asian="bold" style:font-name-complex="Calibri" style:font-size-complex="20pt" style:font-weight-complex="bold"/>
    </style:style>
    <style:style style:name="T7" style:family="text">
      <style:text-properties fo:color="#ffffff" style:font-name="Calibri" fo:font-size="16pt" fo:font-weight="bold" style:font-size-asian="16pt" style:font-weight-asian="bold" style:font-name-complex="Calibri" style:font-size-complex="16pt"/>
    </style:style>
    <style:style style:name="T8" style:family="text">
      <style:text-properties fo:color="#ffffff" style:font-name="Calibri" fo:font-size="16pt" fo:font-weight="bold" style:font-size-asian="16pt" style:font-weight-asian="bold" style:font-name-complex="Calibri" style:font-size-complex="16pt" style:font-weight-complex="bold"/>
    </style:style>
    <style:style style:name="T9" style:family="text">
      <style:text-properties fo:color="#ffffff" style:font-name="Cabrito Sans Cond Book" fo:language="zxx" fo:country="none" style:language-asian="zxx" style:country-asian="none" style:font-name-complex="Cabrito Sans Cond Book"/>
    </style:style>
    <style:style style:name="T10" style:family="text">
      <style:text-properties fo:color="#111111" style:font-name="Calibri" fo:font-size="12pt" fo:font-weight="bold" style:font-size-asian="12pt" style:font-weight-asian="bold" style:font-name-complex="Calibri" style:font-size-complex="12pt"/>
    </style:style>
    <style:style style:name="T11" style:family="text">
      <style:text-properties fo:color="#111111" fo:font-size="12pt" fo:font-weight="bold" style:font-size-asian="12pt" style:font-weight-asian="bold" style:font-size-complex="12pt"/>
    </style:style>
    <style:style style:name="T12" style:family="text">
      <style:text-properties fo:color="#800000" style:font-name="Calibri" fo:font-size="12pt" fo:font-weight="bold" style:font-size-asian="12pt" style:font-weight-asian="bold" style:font-name-complex="Calibri" style:font-size-complex="12pt"/>
    </style:style>
    <style:style style:name="T13" style:family="text">
      <style:text-properties fo:color="#000000" style:font-name="Calibri" fo:font-size="12pt" fo:font-weight="bold" style:font-size-asian="12pt" style:font-weight-asian="bold" style:font-name-complex="Calibri" style:font-size-complex="12pt"/>
    </style:style>
    <style:style style:name="T14" style:family="text">
      <style:text-properties style:font-name="Consolas"/>
    </style:style>
    <style:style style:name="T15" style:family="text">
      <style:text-properties fo:font-weight="bold" style:font-weight-asian="bold" style:font-name-complex="Calibri"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ge" fo:background-color="#7635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ge-content" fo:background-color="#7635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7635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leau1" table:style-name="Tableau1">
        <table:table-column table:style-name="Tableau1.A"/>
        <table:table-column table:style-name="Tableau1.B"/>
        <table:table-row table:style-name="Tableau1.1">
          <table:table-cell table:style-name="Tableau1.A1" office:value-type="string">
            <text:p text:style-name="P13">NOM</text:p>
          </table:table-cell>
          <table:table-cell table:style-name="Tableau1.B1" office:value-type="string">
            <text:p text:style-name="P18">MIEKOUTIMA</text:p>
          </table:table-cell>
        </table:table-row>
        <table:table-row table:style-name="Tableau1.1">
          <table:table-cell table:style-name="Tableau1.A1" office:value-type="string">
            <text:p text:style-name="P13">Prénom</text:p>
          </table:table-cell>
          <table:table-cell table:style-name="Tableau1.B1" office:value-type="string">
            <text:p text:style-name="P18">LYLIAN MALTY EMMANUEL</text:p>
          </table:table-cell>
        </table:table-row>
        <table:table-row table:style-name="Tableau1.1">
          <table:table-cell table:style-name="Tableau1.A1" office:value-type="string">
            <text:p text:style-name="P13">Date de naissance </text:p>
          </table:table-cell>
          <table:table-cell table:style-name="Tableau1.B3" office:value-type="date" office:date-value="2002-03-13">
            <text:p text:style-name="P18">13/03/02</text:p>
          </table:table-cell>
        </table:table-row>
      </table:table>
      <text:p text:style-name="P5"/>
      <text:p text:style-name="P8"><draw:custom-shape text:anchor-type="char" draw:z-index="10" draw:name="Rectangle 40" draw:style-name="gr1" draw:text-style-name="P62" svg:width="21.192cm" svg:height="3.529cm" svg:x="-21.191cm" svg:y="0.55cm"><text:p/><draw:enhanced-geometry svg:viewBox="0 0 21600 21600" draw:type="rectangle" draw:enhanced-path="M 0 0 L 21600 0 21600 21600 0 21600 0 0 Z N"/></draw:custom-shape></text:p>
      <text:p text:style-name="P5"/>
      <text:p text:style-name="P14">Copie à rendre</text:p>
      <text:p text:style-name="P15"/>
      <text:p text:style-name="P16">TP – Développeur Web et Web Mobile</text:p>
      <text:p text:style-name="P21"/>
      <text:p text:style-name="P5"/>
      <text:p text:style-name="P5"/>
      <text:p text:style-name="P5"/>
      <text:p text:style-name="P5"/>
      <text:p text:style-name="P5"/>
      <text:p text:style-name="P5"/>
      <text:p text:style-name="P5"/>
      <text:p text:style-name="P5"/>
      <text:p text:style-name="P5"/>
      <text:p text:style-name="P5"/>
      <text:p text:style-name="P35">Documents à compléter et à rendre</text:p>
      <text:p text:style-name="P5"/>
      <text:p text:style-name="P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
      <text:p text:style-name="P5"/>
      <text:p text:style-name="P5"/>
      <text:p text:style-name="P5"/>
      <text:p text:style-name="P5"/>
      <text:p text:style-name="P5"/>
      <text:p text:style-name="P5"/>
      <text:p text:style-name="P5"/>
      <text:p text:style-name="P5"/>
      <text:p text:style-name="P25"/>
      <text:p text:style-name="P26"><text:soft-page-break/></text:p>
      <text:p text:style-name="P11">Lien du git : </text:p>
      <text:p text:style-name="P11">Lien de l’outil de gestion de projet : </text:p>
      <text:p text:style-name="P11">Lien du déploiement : </text:p>
      <text:p text:style-name="P38"><text:span text:style-name="T15">Login <text:s/></text:span><text:span text:style-name="T14">admin@vite-gourmand.local</text:span></text:p>
      <text:p text:style-name="P38"><text:span text:style-name="T15"><text:s/>et mot de passe administrateur : </text:span><text:span text:style-name="T14">Admin!12345</text:span></text:p>
      <text:p text:style-name="P11"/>
      <text:p text:style-name="P27">SANS CES ELEMENTS, VOTRE COPIE SERA REJETEE</text:p>
      <text:p text:style-name="P9"><draw:frame draw:style-name="fr1" draw:name="Cadre1" text:anchor-type="char" svg:x="-0.053cm" svg:y="0.711cm" svg:width="19.817cm" svg:height="1.6cm" draw:z-index="11"><draw:text-box><text:p text:style-name="P20"/></draw:text-box></draw:frame></text:p>
      <text:p text:style-name="P28"/>
      <text:p text:style-name="Standard"><text:span text:style-name="T5">P</text:span><text:span text:style-name="T6">artie 1 : </text:span><text:bookmark-start text:name="_Hlk58936259"/><text:span text:style-name="T6">Analyse des besoins </text:span></text:p>
      <text:p text:style-name="P23"><text:tab/></text:p>
      <text:p text:style-name="P22"/>
      <text:p text:style-name="Standard"><text:bookmark-end text:name="_Hlk58936259"/></text:p>
      <text:p text:style-name="Standard"/>
      <text:list xml:id="list529579489388458908" text:style-name="WW8Num2">
        <text:list-item>
          <text:p text:style-name="P42">Effectuez un résumé du projet en français d’une longueur d’environ 20 lignes soit 200 à 250 mots</text:p>
          <text:p text:style-name="P53"><text:span text:style-name="T12">-</text:span><text:span text:style-name="T13"> VitJVite &amp; Gourmand est une application web de gestion de prestations traiteur événementielles, développée dans le cadre de l’ECF. Le projet couvre les besoins d’un site vitrine, d’un tunnel de commande et de plusieurs espaces métiers selon les rôles utilisateur, employé et administrateur. La partie front-end est réalisée en HTML, CSS et JavaScript, avec une interface responsive et des parcours adaptés au desktop comme au mobile. Le backend est construit en Node.js avec Express, sécurisé via JWT et gestion des mots de passe hachés.</text:span></text:p>
          <text:p text:style-name="P53"><text:span text:style-name="T13">L’application permet de consulter les menus, filtrer les offres, afficher les détails d’un menu et passer une commande avec calcul automatique du prix, des remises et des frais de livraison. Les utilisateurs peuvent ensuite suivre leurs commandes, les modifier selon les règles autorisées, annuler si nécessaire et déposer un avis après prestation. Les employés gèrent les menus, les horaires, les commandes et la modération des avis. Les administrateurs disposent en plus de la gestion des comptes employés et des statistiques d’activité.</text:span></text:p>
          <text:p text:style-name="P53"><text:span text:style-name="T13">Le projet implémente une base relationnelle SQLite pour les données métier (utilisateurs, menus, commandes, avis, paramètres) et un stockage NoSQL JSON pour les statistiques de commandes. Un module de contact a été intégré, avec enregistrement en base et envoi d’e-mails via SMTP (Mailtrap/Brevo selon configuration). Enfin, des tests E2E Playwright valident les parcours critiques multi-rôles et la robustesse globale de l’application.</text:span></text:p>
          <text:p text:style-name="P51"><text:span text:style-name="T13"/></text:p>
        </text:list-item>
      </text:list>
      <text:p text:style-name="P3"/>
      <text:p text:style-name="P12"/>
      <text:p text:style-name="P12"/>
      <text:p text:style-name="P12"/>
      <text:p text:style-name="P12"><text:soft-page-break/></text:p>
      <text:list xml:id="list36698287" text:continue-numbering="true" text:style-name="WW8Num2">
        <text:list-item>
          <text:p text:style-name="P42">Exprimez le cahier des charges, l’expression du besoin ou les spécifications fonctionnelles du projet</text:p>
          <text:p text:style-name="P55"><text:s/>2. Cahier des charges / expression du besoin / spécifications fonctionnelles</text:p>
          <text:p text:style-name="P55">Le projet répond au besoin d’une entreprise de traiteur événementiel souhaitant digitaliser son activité: présenter ses offres, recevoir des commandes en ligne, suivre les prestations et centraliser la gestion interne. L’application doit être accessible sur navigateur desktop et mobile, avec une interface claire et des parcours adaptés aux profils client, employé et administrateur.</text:p>
          <text:p text:style-name="P55">Fonctionnellement, le site doit permettre à tout visiteur de consulter les menus, filtrer selon plusieurs critères (prix, thème, régime, nombre de personnes), consulter le détail d’un menu et accéder à une page de commande. L’utilisateur authentifié doit pouvoir créer une commande avec ses informations de prestation, visualiser un récapitulatif tarifaire, puis consulter l’historique de ses commandes, modifier ou annuler selon le statut, et déposer un avis après exécution.</text:p>
          <text:p text:style-name="P55">Côté back-office, l’employé doit pouvoir gérer les menus (création, modification, suppression selon règles), gérer les horaires, suivre les commandes et faire évoluer leur statut selon un workflow contrôlé, ainsi que modérer les avis clients. L’administrateur doit disposer de toutes les fonctionnalités employé, avec en plus la gestion des comptes employés (création, activation/désactivation) et la consultation de statistiques d’activité (volumes et chiffre d’affaires).</text:p>
          <text:p text:style-name="P55">Le projet impose également une gestion des rôles et des droits d’accès, une authentification sécurisée, la persistance des données dans une base relationnelle, l’exploitation d’un stockage NoSQL pour des besoins analytiques, un formulaire de contact avec notification e-mail, ainsi qu’une validation des parcours critiques via tests E2E.</text:p>
          <text:p text:style-name="P48"/>
        </text:list-item>
      </text:list>
      <text:p text:style-name="P6"/>
      <text:p text:style-name="P7"/>
      <text:p text:style-name="P7"/>
      <text:p text:style-name="P29"><draw:frame draw:style-name="fr1" draw:name="Cadre2" text:anchor-type="char" svg:x="-1.429cm" svg:y="-0.54cm" svg:width="22.345cm" svg:height="2.115cm" draw:z-index="12"><draw:text-box><text:p text:style-name="P19"/></draw:text-box></draw:frame><text:span text:style-name="T7">Partie 2 : </text:span><text:span text:style-name="T8">Spécifications technique</text:span></text:p>
      <text:p text:style-name="Standard"/>
      <text:p text:style-name="P19"/>
      <text:p text:style-name="Standard"/>
      <text:p text:style-name="Standard"/>
      <text:p text:style-name="Standard"/>
      <text:p text:style-name="Standard"/>
      <text:list xml:id="list640488674595309328" text:style-name="WW8Num4">
        <text:list-item>
          <text:p text:style-name="P43">Spécifiez les technologies que vous avez utilisé en justifiant les conditions d’utilisation et pourquoi le choix de ses éléments </text:p>
          <text:p text:style-name="P50"><text:span text:style-name="T2">-Les Technologies utilisées sont :</text:span></text:p>
        </text:list-item>
        <text:list-item>
          <text:p text:style-name="P50"><text:span text:style-name="Strong_20_Emphasis"><text:span text:style-name="T2">- J’ai utilisé HTML5 pour structurer les pages. <text:s/></text:span></text:span></text:p>
        </text:list-item>
        <text:list-item>
          <text:p text:style-name="P50"><text:soft-page-break/><text:span text:style-name="Strong_20_Emphasis"><text:span text:style-name="T2">- J’ai utilisé CSS3 pour le style et le responsive. <text:s/></text:span></text:span></text:p>
        </text:list-item>
        <text:list-item>
          <text:p text:style-name="P50"><text:span text:style-name="Strong_20_Emphasis"><text:span text:style-name="T2">- J’ai utilisé JavaScript pour les interactions utilisateur.</text:span></text:span></text:p>
        </text:list-item>
        <text:list-item>
          <text:p text:style-name="P50"><text:span text:style-name="Strong_20_Emphasis"><text:span text:style-name="T2">- J’ai choisi Node.js pour le backend. <text:s/></text:span></text:span></text:p>
        </text:list-item>
        <text:list-item>
          <text:p text:style-name="P50"><text:span text:style-name="Strong_20_Emphasis"><text:span text:style-name="T2">- J’ai choisi Express pour créer une API REST claire. <text:s/></text:span></text:span></text:p>
          <text:p text:style-name="P50"><text:span text:style-name="Strong_20_Emphasis"><text:span text:style-name="T2">Ce choix permet d’utiliser JavaScript partout.</text:span></text:span></text:p>
        </text:list-item>
        <text:list-item>
          <text:p text:style-name="P50"><text:span text:style-name="Strong_20_Emphasis"><text:span text:style-name="T2">- J’ai utilisé JWT pour l’authentification. <text:s/></text:span></text:span></text:p>
        </text:list-item>
        <text:list-item>
          <text:p text:style-name="P50"><text:span text:style-name="Strong_20_Emphasis"><text:span text:style-name="T2">- J’ai utilisé bcrypt <text:s/>pour sécuriser les mots de passe. <text:s/></text:span></text:span></text:p>
        </text:list-item>
        <text:list-item>
          <text:p text:style-name="P50"><text:span text:style-name="Strong_20_Emphasis"><text:span text:style-name="T2">- Ces outils protègent les accès et les comptes.</text:span></text:span></text:p>
        </text:list-item>
        <text:list-item>
          <text:p text:style-name="P50"><text:span text:style-name="Strong_20_Emphasis"><text:span text:style-name="T2">- J’ai utilisé SQLite comme base relationnelle. <text:s/></text:span></text:span></text:p>
        </text:list-item>
        <text:list-item>
          <text:p text:style-name="P50"><text:span text:style-name="Strong_20_Emphasis"><text:span text:style-name="T2">- Elle stocke les utilisateurs, menus, commandes et avis. <text:s text:c="2"/>Elle est simple à déployer en local</text:span></text:span></text:p>
          <text:p text:style-name="P50"><text:span text:style-name="Strong_20_Emphasis"><text:span text:style-name="T2">- J’ai utilisé un stockage NoSQL JSON. <text:s/>Il sert aux statistiques et aux données agrégées. <text:s/></text:span></text:span></text:p>
          <text:p text:style-name="P54"><text:span text:style-name="Strong_20_Emphasis"><text:span text:style-name="T2"><text:s text:c="12"/>- Cela répond à l’exigence du sujet.</text:span></text:span></text:p>
        </text:list-item>
        <text:list-item>
          <text:p text:style-name="P50"><text:span text:style-name="Strong_20_Emphasis"><text:span text:style-name="T2">- J’ai utilisé Nodemailer avec SMTP. <text:s/></text:span></text:span></text:p>
          <text:p text:style-name="P50"><text:span text:style-name="Strong_20_Emphasis"><text:span text:style-name="T2">- Cela permet d’envoyer les messages du formulaire contact. <text:s/></text:span></text:span></text:p>
        </text:list-item>
        <text:list-item>
          <text:p text:style-name="P50"><text:span text:style-name="Strong_20_Emphasis"><text:span text:style-name="T2">- Mailtrap est utilisé pour les tests</text:span></text:span></text:p>
        </text:list-item>
        <text:list-item>
          <text:p text:style-name="P50"><text:span text:style-name="Strong_20_Emphasis"><text:span text:style-name="T2">- J’ai utilisé Playwright pour les tests E2E. <text:s/></text:span></text:span></text:p>
          <text:p text:style-name="P54"><text:span text:style-name="Strong_20_Emphasis"><text:span text:style-name="T2"><text:s text:c="13"/>- Il valide les parcours critiques multi-rôles. <text:s/></text:span></text:span></text:p>
          <text:p text:style-name="P50"><text:span text:style-name="Strong_20_Emphasis"><text:span text:style-name="T2">- Il réduit les bugs et les régressions.</text:span></text:span></text:p>
          <text:p text:style-name="P54"><text:span text:style-name="Strong_20_Emphasis"><text:span text:style-name="T2"><text:s text:c="13"/>-</text:span></text:span><text:span text:style-name="Strong_20_Emphasis"><text:span text:style-name="T4">Visual Studio Code</text:span></text:span><text:span text:style-name="T2"> : éditeur de code </text:span></text:p>
          <text:p text:style-name="P60"><text:span text:style-name="Strong_20_Emphasis"><text:span text:style-name="T4">-</text:span></text:span><text:span text:style-name="Strong_20_Emphasis"><text:span text:style-name="T4">Navigateur web : tests et affichage avec l'extension live server</text:span></text:span></text:p>
          <text:p text:style-name="P60"><text:span text:style-name="Strong_20_Emphasis"><text:span text:style-name="T4">-Ces technologies constituent la base du développement front-end et sont parfaitement adaptées au projet</text:span></text:span></text:p>
        </text:list-item>
      </text:list>
      <text:p text:style-name="P4"/>
      <text:list xml:id="list36704184" text:continue-numbering="true" text:style-name="WW8Num4">
        <text:list-item>
          <text:p text:style-name="P50"><text:span text:style-name="T12">Comment avez-vous mis en place votre environnement de travail ? Justifiez vos choix. (README.md)</text:span></text:p>
        </text:list-item>
      </text:list>
      <text:p text:style-name="P59"><text:soft-page-break/><text:span text:style-name="T2"><text:s text:c="9"/>J’ai mis en place un environnement simple et stable.Je travaille avec </text:span><text:span text:style-name="Strong_20_Emphasis"><text:span text:style-name="T3">Node.js </text:span></text:span><text:span text:style-name="T2">et </text:span><text:span text:style-name="Strong_20_Emphasis"><text:span text:style-name="T3">npm</text:span></text:span><text:span text:style-name="T2">.<text:line-break/>J’ai séparé le front et l’API le front est servi en statique sur le port </text:span><text:span text:style-name="Strong_20_Emphasis"><text:span text:style-name="T3">4173 l</text:span></text:span><text:span text:style-name="T2">’API Express tourne sur le port</text:span><text:span text:style-name="Strong_20_Emphasis"><text:span text:style-name="T3">3000</text:span></text:span></text:p>
      <text:p text:style-name="P61"/>
      <text:list xml:id="list36710301" text:continue-numbering="true" text:style-name="WW8Num4">
        <text:list-item>
          <text:p text:style-name="P43">Énumérez les mécanismes de sécurité que vous avez mis en place, aussi bien sur vos formulaires que sur les composants front-end ainsi que back-end. <text:s/></text:p>
          <text:p text:style-name="P49">- Voici les mécanismes de sécurité mis en place.</text:p>
          <text:p text:style-name="P49"/>
        </text:list-item>
        <text:list-item>
          <text:p text:style-name="P49"><text:s/>Sécurité formulaires (front)</text:p>
          <text:p text:style-name="P49">- Champs required sur les formulaires sensibles. <text:s/></text:p>
          <text:p text:style-name="P49">- Validation des types email, number, date, time <text:s/></text:p>
          <text:p text:style-name="P49">- Validation du mot de passe côté client . <text:s/></text:p>
          <text:p text:style-name="P49">- Contrôles métier avant envoi (ex: minimum de personnes). <text:s/></text:p>
          <text:p text:style-name="P49">- Messages d’erreur <text:s/></text:p>
          <text:p text:style-name="P49"/>
        </text:list-item>
        <text:list-item>
          <text:p text:style-name="P49"><text:s/>Sécurité front-end</text:p>
          <text:p text:style-name="P49">- Gestion de session via token JWT stocké côté client. <text:s/></text:p>
          <text:p text:style-name="P49">- Vérification du rôle avant accès aux pages protégées. <text:s/></text:p>
          <text:p text:style-name="P49">- Redirection automatique si utilisateur non connecté. <text:s/></text:p>
          <text:p text:style-name="P49">- Blocage des actions non autorisées selon le rôle. <text:s/></text:p>
          <text:p text:style-name="P49">- Règles de transition de statut côté interface (commande).</text:p>
        </text:list-item>
        <text:list-item>
          <text:p text:style-name="P49"><text:s/>Sécurité back-end</text:p>
          <text:p text:style-name="P49">- Authentification par JWT sur routes protégées. <text:s/></text:p>
          <text:p text:style-name="P49">- Middleware d’autorisation par rôles utilisateur, employe, admin </text:p>
          <text:p text:style-name="P49">- Hachage des mots de passe avec bcrypt (jamais en clair). <text:s/></text:p>
          <text:p text:style-name="P49">- Validation stricte des données d’entrée sur les routes. <text:s/></text:p>
          <text:p text:style-name="P49">- Contrôles de cohérence métier côté serveur (stock, statuts, ownership). <text:s/></text:p>
          <text:p text:style-name="P58">- Protection des routes admin/employé via middleware dédié. <text:s/></text:p>
        </text:list-item>
        <text:list-item>
          <text:p text:style-name="P49"><text:soft-page-break/>Données et opérations sensibles</text:p>
          <text:p text:style-name="P49">- Mots de passe et secrets sortis du code via `.env`. <text:s/></text:p>
          <text:p text:style-name="P49">- Reset password avec token temporaire et expiration. <text:s/></text:p>
          <text:p text:style-name="P49">- Historique de commandes pour traçabilité des modifications. <text:s/></text:p>
        </text:list-item>
      </text:list>
      <text:p text:style-name="P5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list xml:id="list36712101" text:continue-numbering="true" text:style-name="WW8Num4">
        <text:list-item>
          <text:p text:style-name="P43">Décrivez une veille technologique que vous avez effectuée, sur les vulnérabilités de sécurité.</text:p>
          <text:p text:style-name="P46">je me suis concentré sur les vulnérabilités web les plus fréquentes. <text:s/></text:p>
          <text:p text:style-name="P46">J’ai suivi les recommandations **OWASP Top 10.Cela m’a aidé à identifier les risques majeurs du projet</text:p>
          <text:p text:style-name="P46">J’ai surveillé les vulnérabilités des dépendances Node.js. <text:s/></text:p>
          <text:p text:style-name="P46">J’ai utilisé les audits npm pour vérifier les paquets installés. <text:s/></text:p>
          <text:p text:style-name="P46">J’ai vérifié régulièrement les alertes de sécurité des bibliothèques utilisées.</text:p>
          <text:p text:style-name="P46">Je me suis particulièrement concentré sur: <text:s/></text:p>
          <text:p text:style-name="P46"><text:s/>l’authentification (JWT, stockage session, contrôle des rôles), <text:s/></text:p>
          <text:p text:style-name="P46">- la sécurité des mots de passe (bcrypt, complexité minimale), <text:s/></text:p>
          <text:p text:style-name="P46">- la validation stricte des entrées utilisateurs, <text:s/></text:p>
          <text:p text:style-name="P46">- les erreurs serveur (ne pas exposer d’informations sensibles), <text:s/></text:p>
          <text:p text:style-name="P46">- la protection HTTP avec `helmet`, <text:s/></text:p>
          <text:p text:style-name="P56"><text:s text:c="13"/>- la gestion CORS selon le contexte.</text:p>
          <text:p text:style-name="P46">J’ai aussi regardé les failles liées aux formulaires: <text:s/></text:p>
          <text:p text:style-name="P46">injections, usurpation de rôle, contournement des règles métier. <text:s/></text:p>
          <text:p text:style-name="P46">Pour limiter ces risques, j’ai conservé une double validation: front + back. <text:s/></text:p>
          <text:p text:style-name="P46"><text:soft-page-break/>Les règles critiques sont toujours validées côté serveur.</text:p>
          <text:p text:style-name="P46">Enfin, j’ai intégré une logique de test E2E pour éviter les régressions de sécurité fonctionnelle. <text:s/></text:p>
        </text:list-item>
        <text:list-item>
          <text:p text:style-name="P46">Cette veille m’a permis de faire des choix simples, réalistes et adaptés au projet ECF.</text:p>
          <text:p text:style-name="P46"/>
        </text:list-item>
      </text:list>
      <text:p text:style-name="P31"><draw:custom-shape text:anchor-type="char" draw:z-index="13" draw:name="Rectangle 4" draw:style-name="gr1" draw:text-style-name="P62" svg:width="18.455cm" svg:height="1.602cm" svg:x="-3.053cm" svg:y="0.651cm"><text:p/><draw:enhanced-geometry svg:viewBox="0 0 21600 21600" draw:type="rectangle" draw:enhanced-path="M 0 0 L 21600 0 21600 21600 0 21600 0 0 Z N"/></draw:custom-shape></text:p>
      <text:p text:style-name="P24"/>
      <text:p text:style-name="Standard"><text:span text:style-name="T8">Partie 3 :</text:span><text:span text:style-name="T9"> </text:span><text:span text:style-name="T8"><text:s/>Recherche</text:span></text:p>
      <text:p text:style-name="Standard"/>
      <text:p text:style-name="Standard"/>
      <text:p text:style-name="P5"/>
      <text:list xml:id="list178210648386028836" text:style-name="WW8Num3">
        <text:list-item>
          <text:p text:style-name="P52">Décrivez une situation de travail ayant nécessité une recherche durant le projet à partir de site anglophone. N’oubliez pas de citer la source</text:p>
        </text:list-item>
      </text:list>
      <text:p text:style-name="P4"><text:s/>Pendant le projet, j’ai eu une situation bloquante sur l’envoi d’e-mails depuis le formulaire de contact. <text:s/>Le besoin était d’envoyer un vrai message SMTP depuis le backend Node.js. <text:s/>Je ne voulais pas coder une implémentation fragile.</text:p>
      <text:p text:style-name="P57"><text:s text:c="13"/>J’ai donc fait une recherche sur un site anglophone pour implémenter correctement <text:s text:c="26"/>nodemailer. <text:s/></text:p>
      <text:p text:style-name="P4">J’ai utilisé la documentation officielle pour comprendre: <text:s/></text:p>
      <text:p text:style-name="P4">- la création d’un transporter SMTP, <text:s/></text:p>
      <text:p text:style-name="P4">- la configuration `host/port/auth`, <text:s/></text:p>
      <text:p text:style-name="P4">- l’envoi avec `sendMail`, <text:s/></text:p>
      <text:p text:style-name="P4">- la gestion des erreurs.</text:p>
      <text:p text:style-name="P4">Cette recherche m’a permis d’intégrer proprement l’envoi de mails dans la route contact, <text:s/></text:p>
      <text:p text:style-name="P4">avec configuration via .env et possibilité d’utiliser Mailtrap ou Brevo.</text:p>
      <text:p text:style-name="P4"/>
      <text:p text:style-name="P4">Source citée : <text:s/></text:p>
      <text:p text:style-name="P4">Nodemailer – Usage documentation <text:s/></text:p>
      <text:p text:style-name="P4">https://nodemailer.com/usage/</text:p>
      <text:p text:style-name="P12"/>
      <text:list xml:id="list36715616" text:continue-numbering="true" text:style-name="WW8Num3">
        <text:list-item>
          <text:p text:style-name="P44">Mentionnez l’extrait du site anglophone qui vous a aidé dans la question précédente en effectuant une traduction en français.</text:p>
          <text:p text:style-name="P45"><text:span text:style-name="T10">YUIExtrait (anglais) qui m’a aidé : <text:s/></text:span></text:p>
        </text:list-item>
        <text:list-item>
          <text:p text:style-name="P45"><text:span text:style-name="T10">&gt;Create a transporter object using the default SMTP transport.</text:span></text:p>
        </text:list-item>
        <text:list-item>
          <text:p text:style-name="P45"><text:span text:style-name="T10">Traduction en français : <text:s/></text:span></text:p>
        </text:list-item>
        <text:list-item>
          <text:p text:style-name="P45"><text:span text:style-name="T10">&gt; Créez un objet de transport en utilisant le transport SMTP par défaut.</text:span></text:p>
          <text:p text:style-name="P45"><text:span text:style-name="T10">Ce passage m’a guidé pour structurer l’envoi de mail en 2 étapes : <text:s/></text:span></text:p>
          <text:p text:style-name="P45"><text:soft-page-break/><text:span text:style-name="T10">1. créer le transporter, <text:s/></text:span></text:p>
          <text:p text:style-name="P45"><text:span text:style-name="T10">envoyer le message avec sendMail.</text:span></text:p>
        </text:list-item>
        <text:list-item>
          <text:p text:style-name="P45"><text:span text:style-name="T10">Source : https://nodemailer.com/usage/</text:span></text:p>
        </text:list-item>
      </text:list>
      <text:p text:style-name="P34"/>
      <text:p text:style-name="P4"/>
      <text:p text:style-name="P8"><draw:frame draw:style-name="fr2" draw:name="Cadre3" text:anchor-type="char" svg:x="-3.351cm" svg:y="0.076cm" svg:width="18.454cm" svg:height="1.602cm" draw:z-index="14"><draw:text-box><text:p text:style-name="P17"><text:s text:c="23"/></text:p><text:p text:style-name="P30"><text:span text:style-name="T8"><text:s text:c="23"/>Partie 4 :</text:span><text:span text:style-name="T9"> </text:span><text:span text:style-name="T8"><text:s/>Informations complémentaire</text:span></text:p><text:p text:style-name="P10"/><text:p text:style-name="P10"/><text:p text:style-name="P10"/><text:p text:style-name="P19"/></draw:text-box></draw:frame></text:p>
      <text:p text:style-name="P32"/>
      <text:p text:style-name="P5"/>
      <text:p text:style-name="P5"/>
      <text:p text:style-name="P5"/>
      <text:p text:style-name="P5"/>
      <text:list xml:id="list8335986720948905502" text:style-name="WW8Num1">
        <text:list-item>
          <text:p text:style-name="P40">Autres ressources</text:p>
        </text:list-item>
      </text:list>
      <text:p text:style-name="P33"/>
      <text:list xml:id="list36716029" text:continue-numbering="true" text:style-name="WW8Num1">
        <text:list-item>
          <text:p text:style-name="P40">Informations complémentaires</text:p>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egoe WPC" svg:font-family="'Segoe WPC', 'Segoe UI',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brito Sans Cond Book" svg:font-family="'Cabrito Sans Cond Book', Arial" style:font-family-generic="modern" style:font-pitch="variable"/>
    <style:font-face style:name="Cabrito Sans Cond Demi" svg:font-family="'Cabrito Sans Cond Demi', 'Times New Roman'" style:font-family-generic="modern" style:font-pitch="variable"/>
    <style:font-face style:name="Cabrito Sans Ext Regular" svg:font-family="'Cabrito Sans Ext Regular', Calibr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Calibri" style:font-size-asian="10pt" style:font-name-complex="Verdan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text-properties fo:color="#00b050" fo:font-size="14pt" fo:font-weight="bold" style:font-name-asian="Times New Roman"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fo:keep-together="always" fo:keep-with-next="always"/>
      <style:text-properties fo:color="#1f4d78" style:font-name="Calibri Light" fo:font-size="12pt" style:font-name-asian="Times New Roman" style:font-size-asian="12pt" style:font-name-complex="Calibri Light" style:font-size-complex="12pt"/>
    </style:style>
    <style:style style:name="Heading_20_4" style:display-name="Heading 4" style:family="paragraph" style:parent-style-name="Standard" style:next-style-name="Standard" style:default-outline-level="4" style:class="text">
      <style:paragraph-properties fo:margin-top="0.071cm" fo:margin-bottom="0cm" fo:keep-together="always" fo:keep-with-next="always"/>
      <style:text-properties fo:color="#2e74b5" style:font-name="Calibri Light" fo:font-style="italic" style:font-name-asian="Times New Roman" style:font-style-asian="italic" style:font-name-complex="Calibri Light" style:font-style-complex="italic"/>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text-indent="0cm" style:auto-text-indent="false"/>
    </style:style>
    <style:style style:name="Normal9" style:family="paragraph" style:parent-style-name="Standard">
      <style:text-properties style:font-name-asian="Times New Roman"/>
    </style:style>
    <style:style style:name="Contents_20_2" style:display-name="Contents 2" style:family="paragraph" style:parent-style-name="Standard" style:next-style-name="Standard" style:class="index">
      <style:paragraph-properties fo:margin-left="0.353cm" fo:margin-right="0cm" fo:margin-top="0cm" fo:margin-bottom="0.176cm"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size="9pt" style:font-size-asian="9pt" style:font-name-complex="Segoe UI" style:font-size-complex="9pt"/>
    </style:style>
    <style:style style:name="Sans_20_interligne" style:display-name="Sans interligne" style:family="paragraph">
      <style:paragraph-properties fo:text-align="justify" style:justify-single-word="false" fo:orphans="2" fo:widows="2"/>
      <style:text-properties style:use-window-font-color="true" style:font-name="Verdana" fo:font-size="10pt" fo:language="fr" fo:country="FR" style:font-name-asian="Calibri" style:font-size-asian="10pt" style:font-name-complex="Verdana"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style:font-name="Cabrito Sans Cond Demi" fo:font-size="20pt" fo:font-weight="bold" style:font-size-asian="20pt" style:font-weight-asian="bold" style:font-name-complex="Cabrito Sans Cond Demi"/>
    </style:style>
    <style:style style:name="titre2_5f_comnicia" style:display-name="titre2_comnicia" style:family="paragraph" style:parent-style-name="Standard">
      <style:paragraph-properties fo:text-align="center" style:justify-single-word="false"/>
      <style:text-properties fo:color="#595959" style:font-name="Cabrito Sans Ext Regular" fo:font-size="18pt" fo:font-weight="bold" style:font-size-asian="18pt" style:font-weight-asian="bold" style:font-name-complex="Cabrito Sans Ext Regul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size="12pt" fo:font-weight="bold" style:font-size-asian="12pt" style:font-weight-asian="bold" style:font-name-complex="Calibri"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size="12pt" fo:font-weight="bold" style:font-size-asian="12pt" style:font-weight-asian="bold" style:font-name-complex="Calibri"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style:font-name="Verdana" fo:font-size="14pt" fo:font-weight="bold" style:font-name-asian="Times New Roman" style:font-size-asian="14pt" style:font-weight-asian="bold" style:font-name-complex="Times New Roman" style:font-size-complex="16pt"/>
    </style:style>
    <style:style style:name="Titre_20_2_20_Car" style:display-name="Titre 2 Car" style:family="text">
      <style:text-properties style:font-name="Verdana"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ize="10pt" fo:font-style="italic" style:font-name-asian="Times New Roman" style:font-size-asian="10pt" style:font-style-asian="italic" style:font-name-complex="Times New Roman" style:font-size-complex="10pt" style:font-style-complex="italic"/>
    </style:style>
    <style:style style:name="Normal9_20_Car" style:display-name="Normal9 Car" style:family="text">
      <style:text-properties style:font-name="Verdana" fo:font-size="10pt" style:font-name-asian="Times New Roman" style:font-size-asian="10pt" style:font-name-complex="Times New Roman" style:font-size-complex="10pt"/>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style:font-name-complex="Verdana"/>
    </style:style>
    <style:style style:name="Objet_20_du_20_commentaire_20_Car" style:display-name="Objet du commentaire Car" style:family="text">
      <style:text-properties style:font-name="Verdana" fo:font-weight="bold" style:font-weight-asian="bold" style:font-name-complex="Verdana"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Style4" style:family="text">
      <style:text-properties fo:color="#833c0b"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fo:background-color="#e1dfdd"/>
    </style:style>
    <style:style style:name="titre1_5f_comnicia_20_Car" style:display-name="titre1_comnicia Car" style:family="text">
      <style:text-properties fo:color="#8d1818" style:font-name="Cabrito Sans Cond Demi" fo:font-size="20pt" fo:font-weight="bold" style:font-size-asian="20pt" style:font-weight-asian="bold" style:font-name-complex="Cabrito Sans Cond Demi"/>
    </style:style>
    <style:style style:name="titre2_5f_comnicia_20_Car" style:display-name="titre2_comnicia Car" style:family="text">
      <style:text-properties fo:color="#595959" style:font-name="Cabrito Sans Ext Regular" fo:font-size="18pt" fo:font-weight="bold" style:font-size-asian="18pt" style:font-weight-asian="bold" style:font-name-complex="Cabrito Sans Ext Regular"/>
    </style:style>
    <style:style style:name="_5f_xbe" style:display-name="_xbe"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Calibri" style:font-name-complex="Calibri"/>
    </style:style>
    <style:style style:name="MP2" style:family="paragraph" style:parent-style-name="Footer">
      <style:text-properties style:font-name="Calibri" style:font-name-complex="Calibri"/>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style:page-layout style:name="Mpm2">
      <style:page-layout-properties fo:page-width="21.001cm" fo:page-height="29.7cm" style:num-format="1" style:print-orientation="portrait" fo:margin-top="2.501cm" fo:margin-bottom="1.27cm" fo:margin-left="2.501cm" fo:margin-right="2.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9.png" text:anchor-type="char" svg:x="-1.007cm" svg:y="-0.714cm" svg:width="3.3cm" svg:height="1.235cm" draw:z-index="9"><draw:image xlink:href="Pictures/10000201000000CE0000004EA3B5D11A.png" xlink:type="simple" xlink:show="embed" xlink:actuate="onLoad"/></draw:frame><text:tab/></text:p>
        <text:p text:style-name="Header"/>
      </style:header>
      <style:footer>
        <text:p text:style-name="Standard"><text:span text:style-name="MT1">©Studi - Reproduction interdite<text:tab/><text:tab/><text:tab/><text:tab/><text:tab/> <text:s text:c="29"/>Page </text:span><text:span text:style-name="MT1"><text:page-number text:select-page="current">10</text:page-number></text:span><text:span text:style-name="MT1"> sur </text:span><text:span text:style-name="MT1"><text:page-count style:num-format="1">10</text:page-count></text:span></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e Champeaux</meta:initial-creator>
    <meta:creation-date>2025-08-04T11:50:00</meta:creation-date>
    <dc:date>2026-02-17T16:42:46.31</dc:date>
    <meta:print-date>2021-11-18T08:45:00</meta:print-date>
    <meta:editing-cycles>4</meta:editing-cycles>
    <meta:editing-duration>P15824DT17H31M44S</meta:editing-duration>
    <meta:generator>OpenOffice/4.1.15$Win32 OpenOffice.org_project/4115m2$Build-9813</meta:generator>
    <meta:document-statistic meta:table-count="1" meta:image-count="1" meta:object-count="0" meta:page-count="10" meta:paragraph-count="127" meta:word-count="1515" meta:character-count="10036"/>
    <meta:user-defined meta:name="NXTAG2">000800680a0000000000010282210207f7000400038000</meta:user-defined>
  </office:meta>
</office:document-meta>
</file>